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start" text:enable-numbering="false" fo:text-indent="0cm"/>
    </style:style>
    <style:style style:name="P8" style:family="paragraph">
      <style:paragraph-properties fo:text-align="center" text:enable-numbering="fals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3" draw:id="id11" draw:layer="layout" svg:width="5.5cm" svg:height="2.651cm" svg:x="14.5cm" svg:y="19.049cm">
          <text:list text:style-name="L1">
            <text:list-item>
              <text:p text:style-name="P1">HresQualifica</text:p>
            </text:list-item>
          </text:list>
          <text:list text:style-name="L1">
            <text:list-item>
              <text:p text:style-name="P2"><text:span text:style-name="T1">PK: idQualific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5.5cm" svg:height="2.651cm" svg:x="1cm" svg:y="19.049cm">
          <text:list text:style-name="L1">
            <text:list-item>
              <text:p text:style-name="P1">HresSettore</text:p>
            </text:list-item>
          </text:list>
          <text:list text:style-name="L1">
            <text:list-item>
              <text:p text:style-name="P2"><text:span text:style-name="T1">PK: idSettor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75cm" svg:y1="19.049cm" svg:x2="3.75cm" svg:y2="19.049cm" draw:start-shape="id1" draw:start-glue-point="0" draw:end-shape="id1" draw:end-glue-point="0">
          <text:p/>
        </draw:connector>
        <draw:custom-shape draw:style-name="gr1" draw:text-style-name="P1" draw:id="id7" draw:layer="layout" svg:width="5.5cm" svg:height="3.2cm" svg:x="14.5cm" svg:y="11cm">
          <text:list text:style-name="L1">
            <text:list-item>
              <text:p text:style-name="P1">Users</text:p>
            </text:list-item>
          </text:list>
          <text:list text:style-name="L1">
            <text:list-item>
              <text:p text:style-name="P2"><text:span text:style-name="T1">PK: i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2" draw:layer="layout" svg:width="5.25cm" svg:height="3cm" svg:x="7.75cm" svg:y="3cm">
          <text:list text:style-name="L1">
            <text:list-item>
              <text:p text:style-name="P1">SresStanza</text:p>
            </text:list-item>
          </text:list>
          <text:list text:style-name="L1">
            <text:list-item>
              <text:p text:style-name="P2"><text:span text:style-name="T1">PK: idStanza</text:span></text:p>
            </text:list-item>
          </text:list>
          <text:list text:style-name="L1">
            <text:list-item>
              <text:p text:style-name="P2"><text:span text:style-name="T1">FK: idPlanimetria</text:span></text:p>
            </text:list-item>
          </text:list>
          <text:list text:style-name="L1">
            <text:list-item>
              <text:p text:style-name="P2"><text:span text:style-name="T1">FK: idDestinazion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375cm" svg:y1="3cm" svg:x2="10.375cm" svg:y2="3cm" draw:start-shape="id2" draw:start-glue-point="0" draw:end-shape="id2" draw:end-glue-point="0">
          <text:p/>
        </draw:connector>
        <draw:custom-shape draw:style-name="gr1" draw:text-style-name="P3" draw:id="id9" draw:layer="layout" svg:width="5.5cm" svg:height="3.1cm" svg:x="1cm" svg:y="11.1cm">
          <text:list text:style-name="L1">
            <text:list-item>
              <text:p text:style-name="P1">AttrOggetto</text:p>
            </text:list-item>
          </text:list>
          <text:list text:style-name="L1">
            <text:list-item>
              <text:p text:style-name="P2"><text:span text:style-name="T1">PK: idOggetto</text:span></text:p>
            </text:list-item>
          </text:list>
          <text:list text:style-name="L1">
            <text:list-item>
              <text:p text:style-name="P2"><text:span text:style-name="T1">FK: idCategori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.25cm" svg:height="3.1cm" svg:x="7.75cm" svg:y="11.1cm">
          <text:list text:style-name="L1">
            <text:list-item>
              <text:p text:style-name="P1">AttrCategoria</text:p>
            </text:list-item>
          </text:list>
          <text:list text:style-name="L1">
            <text:list-item>
              <text:p text:style-name="P2"><text:span text:style-name="T1">PK: idCategori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id="id6" draw:layer="layout" svg:width="6cm" svg:height="3cm" svg:x="14cm" svg:y="1cm">
          <text:list text:style-name="L1">
            <text:list-item>
              <text:p text:style-name="P4">SresDestinazione</text:p>
            </text:list-item>
          </text:list>
          <text:list text:style-name="L1">
            <text:list-item>
              <text:p text:style-name="P2"><text:span text:style-name="T1">PK: idDestinazio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8" draw:id="id3" draw:layer="layout" svg:width="6cm" svg:height="3cm" svg:x="1cm" svg:y="1cm">
          <text:list text:style-name="L1">
            <text:list-item>
              <text:p text:style-name="P6"/>
            </text:list-item>
          </text:list>
          <text:list text:style-name="L1">
            <text:list-item>
              <text:p text:style-name="P6">SresPlanimetria</text:p>
            </text:list-item>
          </text:list>
          <text:list text:style-name="L1">
            <text:list-item>
              <text:p text:style-name="P2"><text:span text:style-name="T1">PK: idPlanimetria</text:span></text:p>
            </text:list-item>
          </text:list>
          <text:list text:style-name="L1">
            <text:list-item>
              <text:p text:style-name="P7"/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cm" svg:y1="1cm" svg:x2="4cm" svg:y2="1cm" draw:start-shape="id3" draw:start-glue-point="0" draw:end-shape="id3" draw:end-glue-point="0">
          <text:p/>
        </draw:connector>
        <draw:connector draw:style-name="gr3" draw:text-style-name="P3" draw:layer="layout" svg:x1="10.375cm" svg:y1="6cm" svg:x2="6.725cm" svg:y2="7cm" draw:start-shape="id2" draw:start-glue-point="2" draw:end-shape="id4" draw:end-glue-point="0">
          <text:p/>
        </draw:connector>
        <draw:connector draw:style-name="gr3" draw:text-style-name="P3" draw:layer="layout" svg:x1="10.375cm" svg:y1="6cm" svg:x2="14cm" svg:y2="7cm" draw:start-shape="id2" draw:start-glue-point="2" draw:end-shape="id5" draw:end-glue-point="0">
          <text:p/>
        </draw:connector>
        <draw:connector draw:style-name="gr3" draw:text-style-name="P3" draw:layer="layout" svg:x1="4cm" svg:y1="4cm" svg:x2="7.75cm" svg:y2="4.5cm" draw:start-shape="id3" draw:start-glue-point="2" draw:end-shape="id2" draw:end-glue-point="3">
          <text:p/>
        </draw:connector>
        <draw:connector draw:style-name="gr3" draw:text-style-name="P3" draw:layer="layout" svg:x1="13cm" svg:y1="4.5cm" svg:x2="17cm" svg:y2="4cm" draw:start-shape="id2" draw:start-glue-point="1" draw:end-shape="id6" draw:end-glue-point="2">
          <text:p/>
        </draw:connector>
        <draw:connector draw:style-name="gr3" draw:text-style-name="P3" draw:layer="layout" svg:x1="17.25cm" svg:y1="11cm" svg:x2="14cm" svg:y2="10cm" draw:start-shape="id7" draw:start-glue-point="0" draw:end-shape="id5" draw:end-glue-point="2">
          <text:p/>
        </draw:connector>
        <draw:connector draw:style-name="gr3" draw:text-style-name="P3" draw:layer="layout" svg:x1="10.5cm" svg:y1="15.2cm" svg:x2="17.25cm" svg:y2="14.2cm" draw:start-shape="id8" draw:end-shape="id7" draw:end-glue-point="2">
          <text:p/>
        </draw:connector>
        <draw:connector draw:style-name="gr3" draw:text-style-name="P3" draw:layer="layout" svg:x1="6.5cm" svg:y1="12.65cm" svg:x2="7.75cm" svg:y2="12.65cm" draw:start-shape="id9" draw:start-glue-point="1" draw:end-shape="id10" draw:end-glue-point="3">
          <text:p/>
        </draw:connector>
        <draw:connector draw:style-name="gr3" draw:text-style-name="P3" draw:layer="layout" svg:x1="3.75cm" svg:y1="11.1cm" svg:x2="6.725cm" svg:y2="10cm" draw:start-shape="id9" draw:start-glue-point="0" draw:end-shape="id4">
          <text:p/>
        </draw:connector>
        <draw:connector draw:style-name="gr3" draw:text-style-name="P3" draw:layer="layout" svg:x1="3.75cm" svg:y1="19.049cm" svg:x2="10.5cm" svg:y2="18cm" draw:start-shape="id1" draw:end-shape="id8" draw:end-glue-point="2">
          <text:p/>
        </draw:connector>
        <draw:connector draw:style-name="gr3" draw:text-style-name="P3" draw:layer="layout" svg:x1="10.5cm" svg:y1="18cm" svg:x2="17.25cm" svg:y2="19.049cm" draw:start-shape="id8" draw:end-shape="id11" draw:end-glue-point="0">
          <text:p/>
        </draw:connector>
        <draw:custom-shape draw:style-name="gr1" draw:text-style-name="P3" draw:id="id5" draw:layer="layout" svg:width="6cm" svg:height="3cm" svg:x="11cm" svg:y="7cm">
          <text:list text:style-name="L1">
            <text:list-item>
              <text:p text:style-name="P1">AllocOccupazione</text:p>
            </text:list-item>
          </text:list>
          <text:list text:style-name="L1">
            <text:list-item>
              <text:p text:style-name="P2"><text:span text:style-name="T1">PK: idItem</text:span></text:p>
            </text:list-item>
          </text:list>
          <text:list text:style-name="L1">
            <text:list-item>
              <text:p text:style-name="P2"><text:span text:style-name="T1">FK: id</text:span></text:p>
            </text:list-item>
          </text:list>
          <text:list text:style-name="L1">
            <text:list-item>
              <text:p text:style-name="P2"><text:span text:style-name="T1">FK: idStanz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3" draw:id="id4" draw:layer="layout" svg:width="5.55cm" svg:height="3cm" svg:x="3.95cm" svg:y="7cm">
          <text:list text:style-name="L1">
            <text:list-item>
              <text:p text:style-name="P7">AttrSituazione</text:p>
            </text:list-item>
          </text:list>
          <text:list text:style-name="L1">
            <text:list-item>
              <text:p text:style-name="P2"><text:span text:style-name="T1">PK: idItem</text:span></text:p>
            </text:list-item>
          </text:list>
          <text:list text:style-name="L1">
            <text:list-item>
              <text:p text:style-name="P2"><text:span text:style-name="T1">FK: idStanza</text:span></text:p>
            </text:list-item>
          </text:list>
          <text:list text:style-name="L1">
            <text:list-item>
              <text:p text:style-name="P2"><text:span text:style-name="T1">FK:idOggett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6.5cm" svg:height="2.8cm" svg:x="7.25cm" svg:y="15.2cm">
          <text:list text:style-name="L1">
            <text:list-item>
              <text:p text:style-name="P1">HresClassificazione</text:p>
            </text:list-item>
          </text:list>
          <text:list text:style-name="L1">
            <text:list-item>
              <text:p text:style-name="P2"><text:span text:style-name="T1">PK: id</text:span></text:p>
            </text:list-item>
          </text:list>
          <text:list text:style-name="L1">
            <text:list-item>
              <text:p text:style-name="P2"><text:span text:style-name="T1">FK: idQualifica</text:span></text:p>
            </text:list-item>
          </text:list>
          <text:list text:style-name="L1">
            <text:list-item>
              <text:p text:style-name="P2"><text:span text:style-name="T1">FK: idSettor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3-30T00:45:40</meta:creation-date>
    <dc:date>2008-04-19T01:30:15</dc:date>
    <dc:language>it-IT</dc:language>
    <meta:editing-cycles>29</meta:editing-cycles>
    <meta:editing-duration>PT47M3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